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dc8f" officeooo:paragraph-rsid="0023d38e"/>
    </style:style>
    <style:style style:name="P2" style:family="paragraph" style:parent-style-name="Standard">
      <style:text-properties officeooo:rsid="0023d38e" officeooo:paragraph-rsid="002588a8"/>
    </style:style>
    <style:style style:name="P3" style:family="paragraph" style:parent-style-name="Standard">
      <style:text-properties officeooo:rsid="0023d38e" officeooo:paragraph-rsid="0023d38e"/>
    </style:style>
    <style:style style:name="P4" style:family="paragraph" style:parent-style-name="Standard" style:list-style-name="L1">
      <style:text-properties officeooo:rsid="000c173a" officeooo:paragraph-rsid="000bdc8f"/>
    </style:style>
    <style:style style:name="P5" style:family="paragraph" style:parent-style-name="Standard" style:list-style-name="L1">
      <style:text-properties officeooo:rsid="000c173a" officeooo:paragraph-rsid="000c173a"/>
    </style:style>
    <style:style style:name="P6" style:family="paragraph" style:parent-style-name="Standard" style:list-style-name="L1">
      <style:text-properties officeooo:rsid="0022c6ca" officeooo:paragraph-rsid="0022c6ca"/>
    </style:style>
    <style:style style:name="P7" style:family="paragraph" style:parent-style-name="Standard" style:list-style-name="L1">
      <style:text-properties officeooo:rsid="002b9866" officeooo:paragraph-rsid="002b9866"/>
    </style:style>
    <style:style style:name="P8" style:family="paragraph" style:parent-style-name="Standard" style:list-style-name="L1">
      <style:text-properties officeooo:rsid="002588a8" officeooo:paragraph-rsid="002588a8"/>
    </style:style>
    <style:style style:name="P9" style:family="paragraph" style:parent-style-name="Standard" style:list-style-name="L1">
      <style:text-properties officeooo:rsid="002588a8" officeooo:paragraph-rsid="00279cc3"/>
    </style:style>
    <style:style style:name="P10" style:family="paragraph" style:parent-style-name="Standard" style:list-style-name="L1">
      <style:text-properties officeooo:rsid="002588a8" officeooo:paragraph-rsid="0029be93"/>
    </style:style>
    <style:style style:name="P11" style:family="paragraph" style:parent-style-name="Standard" style:list-style-name="L1">
      <style:text-properties officeooo:rsid="002e82bd" officeooo:paragraph-rsid="002e82bd"/>
    </style:style>
    <style:style style:name="P12" style:family="paragraph" style:parent-style-name="Standard" style:list-style-name="L1">
      <style:text-properties officeooo:rsid="002e82bd" officeooo:paragraph-rsid="00326f66"/>
    </style:style>
    <style:style style:name="P13" style:family="paragraph" style:parent-style-name="Standard" style:list-style-name="L1">
      <style:text-properties officeooo:rsid="00326f66" officeooo:paragraph-rsid="00326f66"/>
    </style:style>
    <style:style style:name="T1" style:family="text">
      <style:text-properties officeooo:rsid="0022c6ca"/>
    </style:style>
    <style:style style:name="T2" style:family="text">
      <style:text-properties style:font-name="Liberation Serif1"/>
    </style:style>
    <style:style style:name="T3" style:family="text">
      <style:text-properties officeooo:rsid="0022ee14"/>
    </style:style>
    <style:style style:name="T4" style:family="text">
      <style:text-properties officeooo:rsid="0023d38e"/>
    </style:style>
    <style:style style:name="T5" style:family="text">
      <style:text-properties officeooo:rsid="002588a8"/>
    </style:style>
    <style:style style:name="T6" style:family="text">
      <style:text-properties officeooo:rsid="0026e1e1"/>
    </style:style>
    <style:style style:name="T7" style:family="text">
      <style:text-properties officeooo:rsid="00279cc3"/>
    </style:style>
    <style:style style:name="T8" style:family="text">
      <style:text-properties officeooo:rsid="002962e2"/>
    </style:style>
    <style:style style:name="T9" style:family="text">
      <style:text-properties officeooo:rsid="0029be93"/>
    </style:style>
    <style:style style:name="T10" style:family="text">
      <style:text-properties fo:font-size="10pt" style:font-size-asian="10pt" style:font-size-complex="10pt"/>
    </style:style>
    <style:style style:name="T11" style:family="text">
      <style:text-properties fo:font-size="10pt" officeooo:rsid="0023d38e" style:font-size-asian="10pt" style:font-size-complex="10pt"/>
    </style:style>
    <style:style style:name="T12" style:family="text">
      <style:text-properties officeooo:rsid="002d0c4d"/>
    </style:style>
    <style:style style:name="T13" style:family="text">
      <style:text-properties officeooo:rsid="002f9524"/>
    </style:style>
    <style:style style:name="T14" style:family="text">
      <style:text-properties officeooo:rsid="00303327"/>
    </style:style>
    <style:style style:name="T15" style:family="text">
      <style:text-properties officeooo:rsid="00310202"/>
    </style:style>
    <style:style style:name="T16" style:family="text">
      <style:text-properties officeooo:rsid="0031f509"/>
    </style:style>
    <style:style style:name="T17" style:family="text">
      <style:text-properties officeooo:rsid="00326f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repository contains the C++ (TREES) and R code needed run the Terrestrial Regional Ecosystem Exchange Simulator (TREES) and plot all figures included in:</text:p>
      <text:p text:style-name="P1"/>
      <text:p text:style-name="P1"><text:span text:style-name="T10">Sean M. Gleason1, Dave M. Barnard, Timothy R. Green, D. Scott Mackay, Diane R. Wang, Elizabeth A. Ainsworth, Jon Altenhofen, Garrett Banks, Timothy J Brodribb, Hervé Cochard, Louise H. Comas, Mark Cooper, Danielle Creek, Kendall C. DeJonge, Sylvain Delzon, Felix B. Fritschi, Graeme Hammer, Cameron Hunter, Danica Lombardozzi, Carlos D. Messina, Troy Ocheltree, Bo Maxwell Stevens, Jared J. Stewart, Vincent Vadez, Joshua Wenz, Ian J. Wright, Huihui Zhang. <text:s/>Physiological trait networks have potential to predict maize growth in contrasting environments. <text:s/></text:span><text:span text:style-name="T11">Plant Cell &amp; Environment (in review).</text:span><text:span text:style-name="T4"> <text:s/></text:span></text:p>
      <text:p text:style-name="P1"/>
      <text:p text:style-name="P2">The repository includes three directories: 1) “core_TREES_file_directory”, which contains all files needed to run TREES, 2) “climate_soil_scenarios”, which contains all climate data required to simulate the five climate scenarios <text:span text:style-name="T12">described </text:span>in the manuscript, <text:span text:style-name="T5">and </text:span>3) “core_R_file_directory”, which contains summarized TREES output data and R scripts <text:span text:style-name="T5">needed </text:span>to recreate all figures. </text:p>
      <text:p text:style-name="P2"/>
      <text:p text:style-name="P1"><text:span text:style-name="T5">The i</text:span>nstructions <text:span text:style-name="T5">given below describe how to run </text:span>TREES <text:span text:style-name="T5">(as modified in the manuscript) </text:span><text:span text:style-name="T4">on Linux operating systems. <text:s/>For running the code on MacOS, see the original </text:span><text:span text:style-name="T12">G</text:span><text:span text:style-name="T4">it</text:span><text:span text:style-name="T12">H</text:span><text:span text:style-name="T4">ub post by </text:span><text:span text:style-name="T5">TREES creator D. Scott Mackay (</text:span><text:a xlink:type="simple" xlink:href="https://github.com/dscottmackay/root_growth_TREES_paper" text:style-name="Internet_20_link" text:visited-style-name="Visited_20_Internet_20_Link"><text:span text:style-name="T5">h</text:span></text:a><text:a xlink:type="simple" xlink:href="https://github.com/dscottmackay/root_growth_TREES_paper" text:style-name="Internet_20_link" text:visited-style-name="Visited_20_Internet_20_Link"><text:span text:style-name="T4">ttps://github.com/dscottmackay/root_growth_TREES_paper</text:span></text:a><text:span text:style-name="T5">)</text:span></text:p>
      <text:p text:style-name="P1"/>
      <text:list xml:id="list2483564729" text:style-name="L1">
        <text:list-item>
          <text:p text:style-name="P4">Modify TREES <text:span text:style-name="T12">parameters/</text:span>code as needed <text:span text:style-name="T1">using a text editor (e.g., </text:span>Atom, <text:span text:style-name="T1">Vim, Code Blocks, etc)</text:span></text:p>
          <text:list>
            <text:list-item>
              <text:p text:style-name="P5">open “<text:span text:style-name="T1">B97_new.p” (text file that contains most parameter settings).</text:span></text:p>
            </text:list-item>
            <text:list-item>
              <text:p text:style-name="P6">modify parameters as needed. <text:s/>E.g., to change Vpmax to 100 <text:span text:style-name="T2">μ</text:span>mol/m2/s, go to line 45 and change “40” to “100”, and save <text:span text:style-name="T5">the </text:span>file. <text:s/>Do not change the name of the file <text:span text:style-name="T12">or its extension</text:span>. <text:s/>Often there are three values for the parameters listed in “B97_new.<text:span text:style-name="T3">p</text:span>”. <text:s/>The first number is the value that will be used when the model is run in deterministic mode (rather than Bayesian statistical mode). <text:s/>All simulations in the manuscript were run in deterministic mode, so only the first number is relevant. <text:s/></text:p>
            </text:list-item>
          </text:list>
        </text:list-item>
        <text:list-item>
          <text:p text:style-name="P7">Compile and run TREES</text:p>
          <text:list>
            <text:list-item>
              <text:p text:style-name="P8">Open the Linux terminal and navigate to the “core_TREES_file_directory”.</text:p>
            </text:list-item>
            <text:list-item>
              <text:p text:style-name="P8">Type “make clean”. <text:s/>This will remove any <text:span text:style-name="T8">already </text:span>compiled code (“.o”) that may be present in the directory. <text:s/></text:p>
            </text:list-item>
            <text:list-item>
              <text:p text:style-name="P8">Type “make trees3”. <text:s/>This will compile the <text:span text:style-name="T8">TREES</text:span> code so that it can be run as a program. <text:s/></text:p>
            </text:list-item>
            <text:list-item>
              <text:p text:style-name="P9">Type “./trees3”. <text:s/>The program will begin to run, but <text:span text:style-name="T6">it will</text:span> first prompt the user for a climate file to use. <text:s/>For example, to use the Central Plains Dry climate file, <text:span text:style-name="T6">type “mo_dry_clim.txt”. </text:span><text:span text:style-name="T7">Please note that this climate file must first be moved from the </text:span><text:span text:style-name="T6">“climate_soil_scenarios” </text:span><text:span text:style-name="T7">directory into the </text:span>“core_TREES_file_directory”. <text:s/><text:span text:style-name="T7">TREES will not run if the desired climate file is not placed into </text:span>“core_TREES_file_directory”. <text:s/></text:p>
            </text:list-item>
            <text:list-item>
              <text:p text:style-name="P10"><text:span text:style-name="T7">The program should then run to completion (may take a </text:span><text:span text:style-name="T8">several </text:span><text:span text:style-name="T7">minutes). <text:s/>Output will be placed into “core_TREES_file_directory”. <text:s text:c="2"/>“</text:span><text:span text:style-name="T9">output.sim.txt” and “output.hyd.txt” contain all TREES output data. <text:s/></text:span></text:p>
            </text:list-item>
            <text:list-item>
              <text:p text:style-name="P7">To run TREES again with different parameter settings, repeat steps 1 and 2.</text:p>
            </text:list-item>
            <text:list-item>
              <text:p text:style-name="P13">The output data (tab delineated text files) can be imported into other statistics and graphics programs for analysis and plotting. <text:s/></text:p>
            </text:list-item>
          </text:list>
        </text:list-item>
        <text:list-item>
          <text:p text:style-name="P11">Access the summarized data reported in the manuscript and recreat<text:span text:style-name="T13">e</text:span> figures</text:p>
          <text:list>
            <text:list-item>
              <text:p text:style-name="P12"><text:span text:style-name="T17">Please note that the included R script (</text:span>“summary_figures_v3.R”<text:span text:style-name="T17">) is to be used to recreate the manuscript figures (main figures and supplemental). <text:s/>It will not plot the raw output files from step 2 above. <text:s/>For plotting the raw output files from step 2, just about any statistical software that can import tab delineated text files can be used. <text:s text:c="3"/></text:span></text:p>
            </text:list-item>
            <text:list-item>
              <text:p text:style-name="P12"><text:span text:style-name="T17">For recreating the figures included with the mansuscript, first open </text:span>“summary_figures_v3.R” from the “core_R_file_directory” in R or R<text:span text:style-name="T14">S</text:span>tudio. <text:s/>All directory pointers will need to be changed such that they point to where the user has placed the data files <text:span text:style-name="T15">and to where the figures should be saved</text:span>. <text:s/>There are five data files included in the “core_R_file_directory”, <text:span text:style-name="T16">which are needed to run the R script</text:span>: “cleaned_irrigated_*” (Irrigated scenario), “cleaned_mo_wet_*” (Central Plains Wet scenario), “cleaned_mo_<text:span text:style-name="T13">dry</text:span>_*” <text:span text:style-name="T13">(Central Plains Dry scenario)</text:span>, “cleaned_<text:span text:style-name="T13">yu</text:span>_<text:span text:style-name="T13">wet</text:span>_*” <text:span text:style-name="T13">(High Plains Wet scenario), and </text:span>“cleaned_<text:span text:style-name="T13">yu</text:span>_<text:span text:style-name="T13">dry</text:span>_*” <text:span text:style-name="T13">(High Plains Dry scenario). <text:s/>Libraries are loaded as they are needed prior to plotting </text:span><text:span text:style-name="T17">the </text:span><text:span text:style-name="T13">data. <text:s/></text:span><text:span text:style-name="T15">Although the R script should work in its entirety on </text:span><text:soft-page-break/><text:span text:style-name="T15">other operating systems (MacOS, Windows), it has only been tested </text:span><text:span text:style-name="T16">in</text:span><text:span text:style-name="T15"> Linux </text:span><text:span text:style-name="T17">OS</text:span><text:span text:style-name="T15">. <text:s/>Therefore, library compatibility may differ from system to system. <text:s text:c="3"/></text:span><text:span text:style-name="T13"><text:s/></text:span><text:s text:c="7"/></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an Gleason</meta:initial-creator>
    <meta:creation-date>2020-12-19T17:54:36.872256355</meta:creation-date>
    <dc:date>2021-12-12T16:55:34.542609358</dc:date>
    <meta:editing-duration>PT2H45M42S</meta:editing-duration>
    <meta:editing-cycles>28</meta:editing-cycles>
    <meta:generator>LibreOffice/6.4.7.2$Linux_X86_64 LibreOffice_project/40$Build-2</meta:generator>
    <meta:document-statistic meta:table-count="0" meta:image-count="0" meta:object-count="0" meta:page-count="2" meta:paragraph-count="18" meta:word-count="692" meta:character-count="4557" meta:non-whitespace-character-count="3843"/>
  </office:meta>
</office:document-meta>
</file>